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" fo:font-size="16pt" fo:language="en" fo:country="US" fo:font-weight="normal" officeooo:rsid="00067fba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Futura Std Condensed" fo:font-size="24pt" fo:language="en" fo:country="US" fo:font-weight="normal" officeooo:rsid="00067fba" style:font-size-asian="24pt" style:font-weight-asian="normal" style:font-size-complex="2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fo:font-weight="normal" officeooo:rsid="00088875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37fe84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384de7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3a0647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136213" officeooo:paragraph-rsid="0037fe84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136213" officeooo:paragraph-rsid="0039a064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136213" officeooo:paragraph-rsid="003a0647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136213" officeooo:paragraph-rsid="003b9c95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136213" officeooo:paragraph-rsid="003c4cdd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136213" officeooo:paragraph-rsid="003d9826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fo:font-weight="normal" officeooo:rsid="00136213" officeooo:paragraph-rsid="0037fe84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fo:font-weight="normal" officeooo:rsid="00136213" officeooo:paragraph-rsid="003c4cdd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Futura Std Condensed" fo:font-size="18pt" fo:language="en" fo:country="US" fo:font-weight="normal" officeooo:rsid="0037fe84" officeooo:paragraph-rsid="0037fe84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Futura Std Condensed" fo:font-size="18pt" fo:language="en" fo:country="US" fo:font-weight="normal" officeooo:rsid="00384de7" officeooo:paragraph-rsid="00384de7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Futura Std Condensed" fo:font-size="18pt" fo:language="en" fo:country="US" fo:font-weight="normal" officeooo:rsid="003a0647" officeooo:paragraph-rsid="003a0647" style:font-size-asian="18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384de7" officeooo:paragraph-rsid="00384de7" style:font-size-asian="16pt" style:font-weight-asian="normal" style:font-size-complex="16pt" style:font-weight-complex="normal"/>
    </style:style>
    <style:style style:name="T1" style:family="text">
      <style:text-properties fo:color="#c9211e" loext:opacity="100%" style:font-name="Futura Std Condensed" fo:font-size="18pt" officeooo:rsid="00138f05" style:font-size-asian="18pt" style:font-size-complex="18pt"/>
    </style:style>
    <style:style style:name="T2" style:family="text">
      <style:text-properties fo:color="#c9211e" loext:opacity="100%" style:font-name="Futura Std Condensed" fo:font-size="18pt" officeooo:rsid="002a1308" style:font-size-asian="18pt" style:font-size-complex="18pt"/>
    </style:style>
    <style:style style:name="T3" style:family="text">
      <style:text-properties fo:color="#c9211e" loext:opacity="100%" style:font-name="Futura Std Condensed" fo:font-size="18pt" fo:background-color="transparent" loext:char-shading-value="0" style:font-size-asian="18pt" style:font-size-complex="18pt"/>
    </style:style>
    <style:style style:name="T4" style:family="text">
      <style:text-properties fo:color="#c9211e" loext:opacity="100%" style:font-name="Futura Std Condensed" fo:font-size="18pt" officeooo:rsid="00136213" fo:background-color="transparent" loext:char-shading-value="0" style:font-size-asian="18pt" style:font-size-complex="18pt"/>
    </style:style>
    <style:style style:name="T5" style:family="text">
      <style:text-properties fo:color="#c9211e" loext:opacity="100%" style:font-name="Futura Std Condensed" fo:font-size="18pt" officeooo:rsid="002a1308" fo:background-color="transparent" loext:char-shading-value="0" style:font-size-asian="18pt" style:font-size-complex="18pt"/>
    </style:style>
    <style:style style:name="T6" style:family="text">
      <style:text-properties fo:color="#c9211e" loext:opacity="100%" style:font-name="Futura Std Condensed" fo:font-size="18pt" officeooo:rsid="002e178a" fo:background-color="transparent" loext:char-shading-value="0" style:font-size-asian="18pt" style:font-size-complex="18pt"/>
    </style:style>
    <style:style style:name="T7" style:family="text">
      <style:text-properties fo:color="#c9211e" loext:opacity="100%" style:font-name="Futura Std Condensed" officeooo:rsid="00138f05"/>
    </style:style>
    <style:style style:name="T8" style:family="text">
      <style:text-properties fo:color="#c9211e" loext:opacity="100%" style:font-name="Futura Std Condensed" fo:background-color="transparent" loext:char-shading-value="0"/>
    </style:style>
    <style:style style:name="T9" style:family="text">
      <style:text-properties fo:color="#c9211e" loext:opacity="100%" style:font-name="Futura Std Condensed" officeooo:rsid="0016e787" fo:background-color="transparent" loext:char-shading-value="0"/>
    </style:style>
    <style:style style:name="T10" style:family="text">
      <style:text-properties fo:color="#c9211e" loext:opacity="100%" style:font-name="Futura Std Condensed" officeooo:rsid="00136213" fo:background-color="transparent" loext:char-shading-value="0"/>
    </style:style>
    <style:style style:name="T11" style:family="text">
      <style:text-properties fo:color="#c9211e" loext:opacity="100%" style:font-name="Futura Std Condensed" officeooo:rsid="002a1308" fo:background-color="transparent" loext:char-shading-value="0"/>
    </style:style>
    <style:style style:name="T12" style:family="text">
      <style:text-properties fo:color="#c9211e" loext:opacity="100%" style:font-name="Futura Std Condensed" officeooo:rsid="002c7ce0" fo:background-color="transparent" loext:char-shading-value="0"/>
    </style:style>
    <style:style style:name="T13" style:family="text">
      <style:text-properties fo:color="#c9211e" loext:opacity="100%" style:font-name="Futura Std Condensed" officeooo:rsid="002e178a" fo:background-color="transparent" loext:char-shading-value="0"/>
    </style:style>
    <style:style style:name="T14" style:family="text">
      <style:text-properties fo:color="#c9211e" loext:opacity="100%" style:font-name="Futura Std Condensed" officeooo:rsid="002a1308"/>
    </style:style>
    <style:style style:name="T15" style:family="text">
      <style:text-properties fo:color="#c9211e" loext:opacity="100%" style:font-name="Futura Std Condensed" fo:font-size="18pt" officeooo:rsid="00384de7" fo:background-color="transparent" loext:char-shading-value="0" style:font-size-asian="18pt" style:font-size-complex="18pt"/>
    </style:style>
    <style:style style:name="T16" style:family="text">
      <style:text-properties fo:color="#c9211e" loext:opacity="100%" style:font-name="Futura Std Condensed" fo:font-size="18pt" officeooo:rsid="00397543" fo:background-color="transparent" loext:char-shading-value="0" style:font-size-asian="18pt" style:font-size-complex="18pt"/>
    </style:style>
    <style:style style:name="T17" style:family="text">
      <style:text-properties fo:color="#c9211e" loext:opacity="100%" style:font-name="Futura Std Condensed" fo:font-size="18pt" officeooo:rsid="003b9c95" style:font-size-asian="18pt" style:font-size-complex="18pt"/>
    </style:style>
    <style:style style:name="T18" style:family="text">
      <style:text-properties fo:color="#c9211e" loext:opacity="100%" style:font-name="Futura Std Condensed" fo:font-size="18pt" officeooo:rsid="003d9826" style:font-size-asian="18pt" style:font-size-complex="18pt"/>
    </style:style>
    <style:style style:name="T19" style:family="text">
      <style:text-properties fo:color="#c9211e" loext:opacity="100%" style:font-name="Futura Std Condensed" officeooo:rsid="0039a064"/>
    </style:style>
    <style:style style:name="T20" style:family="text">
      <style:text-properties fo:color="#c9211e" loext:opacity="100%" style:font-name="Futura Std Condensed" officeooo:rsid="003a0647" style:font-size-asian="16pt"/>
    </style:style>
    <style:style style:name="T21" style:family="text">
      <style:text-properties fo:color="#c9211e" loext:opacity="100%" style:font-name="Futura Std Condensed" officeooo:rsid="003b9c95" style:font-size-asian="16pt"/>
    </style:style>
    <style:style style:name="T22" style:family="text">
      <style:text-properties fo:color="#c9211e" loext:opacity="100%" style:font-name="Futura Std Condensed" officeooo:rsid="003d9826" style:font-size-asian="16pt"/>
    </style:style>
    <style:style style:name="T23" style:family="text">
      <style:text-properties fo:color="#c9211e" loext:opacity="100%" style:font-name="Futura Std Condensed" officeooo:rsid="003c4cdd"/>
    </style:style>
    <style:style style:name="T24" style:family="text">
      <style:text-properties fo:color="#c9211e" loext:opacity="100%" style:font-name="Futura Std Condensed" style:text-underline-style="solid" style:text-underline-width="auto" style:text-underline-color="font-color" officeooo:rsid="003b9c95" style:font-size-asian="16pt"/>
    </style:style>
    <style:style style:name="T25" style:family="text">
      <style:text-properties fo:color="#c9211e" loext:opacity="100%" style:font-name="Futura Std Condensed" style:text-underline-style="none" officeooo:rsid="003c4cdd" style:font-size-asian="16pt"/>
    </style:style>
    <style:style style:name="T26" style:family="text">
      <style:text-properties fo:color="#c9211e" loext:opacity="100%" style:font-name="Futura Std Condensed" officeooo:rsid="003ed787"/>
    </style:style>
    <style:style style:name="T27" style:family="text">
      <style:text-properties fo:color="#c9211e" loext:opacity="100%" style:font-name="Futura Std Condensed Light1" officeooo:rsid="003b9c95" style:font-size-asian="16pt"/>
    </style:style>
    <style:style style:name="T28" style:family="text">
      <style:text-properties fo:color="#c9211e" loext:opacity="100%" style:font-name="Futura Std Condensed Light1" style:text-underline-style="solid" style:text-underline-width="auto" style:text-underline-color="font-color" officeooo:rsid="003b9c95" style:font-size-asian="16pt"/>
    </style:style>
    <style:style style:name="T29" style:family="text">
      <style:text-properties fo:color="#000000" loext:opacity="100%"/>
    </style:style>
    <style:style style:name="T30" style:family="text">
      <style:text-properties fo:color="#000000" loext:opacity="100%" style:font-name="Futura Std Condensed Light1" officeooo:rsid="00138f05"/>
    </style:style>
    <style:style style:name="T31" style:family="text">
      <style:text-properties fo:color="#000000" loext:opacity="100%" style:font-name="Futura Std Condensed Light1" officeooo:rsid="001586af"/>
    </style:style>
    <style:style style:name="T32" style:family="text">
      <style:text-properties fo:color="#000000" loext:opacity="100%" fo:background-color="transparent" loext:char-shading-value="0"/>
    </style:style>
    <style:style style:name="T33" style:family="text">
      <style:text-properties fo:color="#000000" loext:opacity="100%" officeooo:rsid="001586af" fo:background-color="transparent" loext:char-shading-value="0"/>
    </style:style>
    <style:style style:name="T34" style:family="text">
      <style:text-properties fo:color="#000000" loext:opacity="100%" officeooo:rsid="0039a064" fo:background-color="transparent" loext:char-shading-value="0"/>
    </style:style>
    <style:style style:name="T35" style:family="text">
      <style:text-properties fo:color="#000000" loext:opacity="100%" officeooo:rsid="003a0647" fo:background-color="transparent" loext:char-shading-value="0"/>
    </style:style>
    <style:style style:name="T36" style:family="text">
      <style:text-properties fo:color="#000000" loext:opacity="100%" officeooo:rsid="003b9c95" fo:background-color="transparent" loext:char-shading-value="0"/>
    </style:style>
    <style:style style:name="T37" style:family="text">
      <style:text-properties fo:color="#000000" loext:opacity="100%" officeooo:rsid="003d9826" fo:background-color="transparent" loext:char-shading-value="0"/>
    </style:style>
    <style:style style:name="T38" style:family="text">
      <style:text-properties fo:color="#000000" loext:opacity="100%" officeooo:rsid="0012e04b"/>
    </style:style>
    <style:style style:name="T39" style:family="text">
      <style:text-properties fo:color="#000000" loext:opacity="100%" officeooo:rsid="00138f05"/>
    </style:style>
    <style:style style:name="T40" style:family="text">
      <style:text-properties fo:color="#000000" loext:opacity="100%" style:font-name="Futura Std Condensed Light" officeooo:rsid="0037fe84" fo:background-color="transparent" loext:char-shading-value="0"/>
    </style:style>
    <style:style style:name="T41" style:family="text">
      <style:text-properties fo:color="#000000" loext:opacity="100%" style:font-name="Futura Std Condensed Light" officeooo:rsid="00384de7" fo:background-color="transparent" loext:char-shading-value="0"/>
    </style:style>
    <style:style style:name="T42" style:family="text">
      <style:text-properties fo:color="#000000" loext:opacity="100%" style:font-name="Futura Std Condensed Light" officeooo:rsid="00397543" fo:background-color="transparent" loext:char-shading-value="0"/>
    </style:style>
    <style:style style:name="T43" style:family="text">
      <style:text-properties fo:color="#000000" loext:opacity="100%" officeooo:rsid="0039a064"/>
    </style:style>
    <style:style style:name="T44" style:family="text">
      <style:text-properties fo:color="#000000" loext:opacity="100%" style:font-name="Futura Std Condensed" fo:font-size="18pt" officeooo:rsid="0039a064" style:font-size-asian="18pt" style:font-size-complex="18pt"/>
    </style:style>
    <style:style style:name="T45" style:family="text">
      <style:text-properties fo:color="#000000" loext:opacity="100%" style:font-name="Futura Std Condensed" fo:font-size="18pt" officeooo:rsid="003b9c95" style:font-size-asian="18pt" style:font-size-complex="18pt"/>
    </style:style>
    <style:style style:name="T46" style:family="text">
      <style:text-properties fo:color="#000000" loext:opacity="100%" style:font-name="Futura Std Condensed" fo:font-size="18pt" officeooo:rsid="003c4cdd" style:font-size-asian="18pt" style:font-size-complex="18pt"/>
    </style:style>
    <style:style style:name="T47" style:family="text">
      <style:text-properties fo:color="#000000" loext:opacity="100%" style:font-name="Futura Std Condensed" style:text-underline-style="solid" style:text-underline-width="auto" style:text-underline-color="font-color" officeooo:rsid="003c4cdd"/>
    </style:style>
    <style:style style:name="T48" style:family="text">
      <style:text-properties fo:color="#000000" loext:opacity="100%" style:font-name="Futura Std Condensed" style:text-underline-style="solid" style:text-underline-width="auto" style:text-underline-color="font-color" officeooo:rsid="003ed787"/>
    </style:style>
    <style:style style:name="T49" style:family="text">
      <style:text-properties fo:color="#000000" loext:opacity="100%" style:font-name="Futura Std Condensed" style:text-underline-style="solid" style:text-underline-width="auto" style:text-underline-color="font-color" officeooo:rsid="003d9826"/>
    </style:style>
    <style:style style:name="T50" style:family="text">
      <style:text-properties fo:color="#000000" loext:opacity="100%" style:font-name="Futura Std Condensed" officeooo:rsid="003d9826"/>
    </style:style>
    <style:style style:name="T51" style:family="text">
      <style:text-properties fo:color="#000000" loext:opacity="100%" officeooo:rsid="001586af"/>
    </style:style>
    <style:style style:name="T52" style:family="text">
      <style:text-properties fo:color="#000000" loext:opacity="100%" officeooo:rsid="003a0647"/>
    </style:style>
    <style:style style:name="T53" style:family="text">
      <style:text-properties fo:color="#000000" loext:opacity="100%" style:font-name="Futura Std Condensed Light1" officeooo:rsid="003a0647" style:font-size-asian="16pt"/>
    </style:style>
    <style:style style:name="T54" style:family="text">
      <style:text-properties fo:color="#000000" loext:opacity="100%" style:font-name="Futura Std Condensed Light1" officeooo:rsid="003b9c95" style:font-size-asian="16pt"/>
    </style:style>
    <style:style style:name="T55" style:family="text">
      <style:text-properties fo:color="#000000" loext:opacity="100%" style:font-name="Futura Std Condensed Light1" officeooo:rsid="003c4cdd"/>
    </style:style>
    <style:style style:name="T56" style:family="text">
      <style:text-properties fo:color="#000000" loext:opacity="100%" style:font-name="Futura Std Condensed Light1" officeooo:rsid="003d9826"/>
    </style:style>
    <style:style style:name="T57" style:family="text">
      <style:text-properties fo:color="#000000" loext:opacity="100%" style:font-name="Futura Std Condensed Light1" style:text-underline-style="solid" style:text-underline-width="auto" style:text-underline-color="font-color" officeooo:rsid="003c4cdd"/>
    </style:style>
    <style:style style:name="T58" style:family="text">
      <style:text-properties fo:color="#000000" loext:opacity="100%" style:font-name="Futura Std Condensed Light1" style:text-underline-style="solid" style:text-underline-width="auto" style:text-underline-color="font-color" officeooo:rsid="003ed787"/>
    </style:style>
    <style:style style:name="T59" style:family="text">
      <style:text-properties fo:color="#000000" loext:opacity="100%" style:font-name="Futura Std Condensed Light1" style:text-underline-style="solid" style:text-underline-width="auto" style:text-underline-color="font-color" officeooo:rsid="003d9826"/>
    </style:style>
    <style:style style:name="T60" style:family="text">
      <style:text-properties fo:color="#000000" loext:opacity="100%" style:font-name="Futura Std Condensed Light1" officeooo:rsid="003ed787"/>
    </style:style>
    <style:style style:name="T61" style:family="text">
      <style:text-properties fo:color="#000000" loext:opacity="100%" style:font-name="Futura Std Condensed Light1" style:text-underline-style="none" officeooo:rsid="003d9826"/>
    </style:style>
    <style:style style:name="T62" style:family="text">
      <style:text-properties fo:color="#000000" loext:opacity="100%" style:font-name="Futura Std Condensed Light1" style:text-underline-style="none" officeooo:rsid="003ed787"/>
    </style:style>
    <style:style style:name="T63" style:family="text">
      <style:text-properties fo:color="#000000" loext:opacity="100%" officeooo:rsid="003c4cdd"/>
    </style:style>
    <style:style style:name="T64" style:family="text">
      <style:text-properties fo:color="#000000" loext:opacity="100%" officeooo:rsid="003d9826"/>
    </style:style>
    <style:style style:name="T65" style:family="text">
      <style:text-properties fo:color="#000000" loext:opacity="100%" officeooo:rsid="003ed787"/>
    </style:style>
    <style:style style:name="T66" style:family="text">
      <style:text-properties style:font-name="Futura Std Condensed" fo:font-size="18pt" officeooo:rsid="0039a064" style:font-size-asian="18pt" style:font-size-complex="18pt"/>
    </style:style>
    <style:style style:name="T67" style:family="text">
      <style:text-properties officeooo:rsid="0039a064"/>
    </style:style>
    <style:style style:name="T68" style:family="text">
      <style:text-properties officeooo:rsid="003a0647"/>
    </style:style>
    <style:style style:name="T69" style:family="text">
      <style:text-properties officeooo:rsid="003b9c95"/>
    </style:style>
    <style:style style:name="T70" style:family="text">
      <style:text-properties officeooo:rsid="003c4cdd"/>
    </style:style>
    <style:style style:name="T71" style:family="text">
      <style:text-properties officeooo:rsid="003eb7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 <text:span text:style-name="T71">More about combos</text:span> -</text:p>
      <text:p text:style-name="P1"/>
      <text:p text:style-name="P3"/>
      <text:p text:style-name="P16">Cancel frame <text:span text:style-name="T70">numbers</text:span>:</text:p>
      <text:p text:style-name="P16"/>
      <text:p text:style-name="P18"><text:tab/><text:span text:style-name="T66">I</text:span><text:span text:style-name="T67">’m not sure about that but I think that</text:span><text:span text:style-name="T43"> </text:span><text:span text:style-name="T52">cancel frames are at the beginning of animations</text:span><text:span text:style-name="T67"> in vs fighting games. </text:span><text:span text:style-name="T68">So I suggest that we do it the opposite way. </text:span><text:span text:style-name="T67">By that I mean that </text:span><text:span text:style-name="T43">the </text:span><text:span text:style-name="T19">cancel frames will be at the end of an animation</text:span><text:span text:style-name="T67">. I think that will be a bit more challenging </text:span><text:span text:style-name="T69">(no button mashups) </text:span><text:span text:style-name="T67">considering that we use </text:span><text:span text:style-name="T68">easy/</text:span><text:span text:style-name="T67">simple button combinations for attacks.</text:span></text:p>
      <text:p text:style-name="P15"/>
      <text:p text:style-name="P5"><text:tab/><text:span text:style-name="T1">P</text:span><text:span text:style-name="T7">unch:</text:span><text:span text:style-name="T39"> </text:span><text:span text:style-name="T41">(animation: 11</text:span><text:span text:style-name="T40"> frames</text:span><text:span text:style-name="T41">) / (cancel: </text:span><text:span text:style-name="T42">last</text:span><text:span text:style-name="T41"> </text:span><text:span text:style-name="T16">4</text:span><text:span text:style-name="T41"> frames)</text:span></text:p>
      <text:p text:style-name="P5"><text:span text:style-name="T30"><text:tab/></text:span><text:span text:style-name="T1">K</text:span><text:span text:style-name="T7">ick: </text:span><text:span text:style-name="T41">(animation: 10</text:span><text:span text:style-name="T40"> frames</text:span><text:span text:style-name="T41">) / (cancel: </text:span><text:span text:style-name="T42">last</text:span><text:span text:style-name="T41"> </text:span><text:span text:style-name="T15">3</text:span><text:span text:style-name="T41"> frames)</text:span></text:p>
      <text:p text:style-name="P5"><text:span text:style-name="T30"><text:tab/></text:span><text:span text:style-name="T2">S</text:span><text:span text:style-name="T14">lap:</text:span><text:span text:style-name="T31"> </text:span><text:span text:style-name="T41">(animation: </text:span><text:span text:style-name="T40">7 frames</text:span><text:span text:style-name="T41">) / (cancel: </text:span><text:span text:style-name="T42">last</text:span><text:span text:style-name="T41"> </text:span><text:span text:style-name="T16">3</text:span><text:span text:style-name="T41"> frames)</text:span></text:p>
      <text:p text:style-name="P5"><text:span text:style-name="T9"><text:tab/></text:span><text:span text:style-name="T4">S</text:span><text:span text:style-name="T10">lash:</text:span><text:span text:style-name="T41">(animation: 16</text:span><text:span text:style-name="T40"> frames</text:span><text:span text:style-name="T41">) / (cancel: </text:span><text:span text:style-name="T42">last</text:span><text:span text:style-name="T41"> </text:span><text:span text:style-name="T16">5</text:span><text:span text:style-name="T41"> frames)</text:span></text:p>
      <text:p text:style-name="P6"><text:span text:style-name="T12"><text:tab/></text:span><text:span text:style-name="T6">T</text:span><text:span text:style-name="T13">rick:</text:span><text:span text:style-name="T41">(animation: 10</text:span><text:span text:style-name="T40"> frames</text:span><text:span text:style-name="T41">) / (cancel: </text:span><text:span text:style-name="T42">last</text:span><text:span text:style-name="T41"> </text:span><text:span text:style-name="T15">5</text:span><text:span text:style-name="T41"> frames)</text:span></text:p>
      <text:p text:style-name="P6"><text:span text:style-name="T41"/></text:p>
      <text:p text:style-name="P6"><text:span text:style-name="T12"><text:tab/></text:span><text:span text:style-name="T5">I</text:span><text:span text:style-name="T11">nsult:</text:span><text:span text:style-name="T33"> </text:span><text:span text:style-name="T36">(no combo: only one ranged attack)</text:span></text:p>
      <text:p text:style-name="P7"><text:span text:style-name="T29"/></text:p>
      <text:p text:style-name="P7"><text:span text:style-name="T29"/></text:p>
      <text:p text:style-name="P13"><text:span text:style-name="T29"><text:tab/></text:span><text:span text:style-name="T44">What can be linked with what?</text:span></text:p>
      <text:p text:style-name="P7"><text:span text:style-name="T29"><text:tab/></text:span></text:p>
      <text:p text:style-name="P8"><text:span text:style-name="T29"><text:tab/></text:span><text:span text:style-name="T1">P</text:span><text:span text:style-name="T7">unch:</text:span><text:span text:style-name="T39"> </text:span><text:span text:style-name="T43">Punch (one time), Kick, Slap, Slash</text:span></text:p>
      <text:p text:style-name="P8"><text:span text:style-name="T29"><text:tab/></text:span><text:span text:style-name="T1">K</text:span><text:span text:style-name="T7">ick:</text:span><text:span text:style-name="T39"> </text:span><text:span text:style-name="T43">Kick (one time), Punch, Slap, Slash</text:span></text:p>
      <text:p text:style-name="P9"><text:span text:style-name="T43"><text:tab/></text:span><text:span text:style-name="T2">S</text:span><text:span text:style-name="T14">lap:</text:span><text:span text:style-name="T51"> </text:span><text:span text:style-name="T52">Slap (one time), Punch, Kick, Slash, Trick</text:span></text:p>
      <text:p text:style-name="P8"><text:span text:style-name="T43"><text:tab/></text:span><text:span text:style-name="T3">S</text:span><text:span text:style-name="T8">lash:</text:span><text:span text:style-name="T32"> </text:span><text:span text:style-name="T37">None or </text:span><text:span text:style-name="T34">Trick (one time) - </text:span><text:span text:style-name="T37">see just below*</text:span></text:p>
      <text:p text:style-name="P8"><text:span text:style-name="T34"><text:tab/></text:span><text:span text:style-name="T6">T</text:span><text:span text:style-name="T13">rick:</text:span><text:span text:style-name="T32"> </text:span><text:span text:style-name="T35">Slash (one time), Punch, Kick, Slap</text:span></text:p>
      <text:p text:style-name="P7"><text:span text:style-name="T29"/></text:p>
      <text:p text:style-name="P7"><text:span text:style-name="T29"/></text:p>
      <text:p text:style-name="P17"><text:span text:style-name="T29">Limitations to avoid “infinite loops”</text:span></text:p>
      <text:p text:style-name="P7"><text:span text:style-name="T29"/></text:p>
      <text:p text:style-name="P10"><text:span text:style-name="T29"><text:tab/></text:span><text:span text:style-name="T45">I</text:span><text:span text:style-name="T53">n a combo, </text:span><text:span text:style-name="T54">you </text:span><text:span text:style-name="T24">cannot</text:span><text:span text:style-name="T28">:</text:span></text:p>
      <text:p text:style-name="P10"><text:span text:style-name="T20"><text:tab/></text:span><text:span text:style-name="T21">Use</text:span><text:span text:style-name="T20"> an attack more than </text:span><text:span text:style-name="T22">3</text:span><text:span text:style-name="T20"> times.</text:span></text:p>
      <text:p text:style-name="P12"><text:span text:style-name="T20"><text:tab/></text:span><text:span text:style-name="T17">U</text:span><text:span text:style-name="T21">se </text:span><text:span text:style-name="T25">Trick</text:span><text:span text:style-name="T21"> more than 2 times.</text:span></text:p>
      <text:p text:style-name="P7"><text:span text:style-name="T52"><text:tab/>*</text:span><text:span text:style-name="T18">U</text:span><text:span text:style-name="T21">se </text:span><text:span text:style-name="T20">Slash</text:span><text:span text:style-name="T21"> more than 2 times.</text:span></text:p>
      <text:p text:style-name="P11"><text:soft-page-break/><text:span text:style-name="T21"><text:tab/></text:span></text:p>
      <text:p text:style-name="P14"><text:span text:style-name="T46">Stopping opponent’s combos.</text:span></text:p>
      <text:p text:style-name="P7"><text:span text:style-name="T29"/></text:p>
      <text:p text:style-name="P7"><text:span text:style-name="T29"><text:tab/></text:span><text:span text:style-name="T46">L</text:span><text:span text:style-name="T63">ike any other attack, you can </text:span><text:span text:style-name="T65">avoid combos</text:span><text:span text:style-name="T63"> </text:span><text:span text:style-name="T64">and</text:span><text:span text:style-name="T63"> in order </text:span><text:span text:style-name="T23">to stop the opponent’s combo, you have to do it before the first hit frame </text:span><text:span text:style-name="T26">of every attack. Stopping one attack stops the combo instantly)</text:span><text:span text:style-name="T23">.</text:span></text:p>
      <text:p text:style-name="P7"><text:span text:style-name="T23"/></text:p>
      <text:p text:style-name="P7"><text:span text:style-name="T23"><text:tab/></text:span><text:span text:style-name="T48">I</text:span><text:span text:style-name="T58">nteresting o</text:span><text:span text:style-name="T57">ption:</text:span><text:span text:style-name="T55"> </text:span><text:span text:style-name="T56">you </text:span><text:span text:style-name="T60">have to</text:span><text:span text:style-name="T56"> </text:span><text:span text:style-name="T49">use the right maneuver</text:span><text:span text:style-name="T50"> in order to stop an attack included in a combo</text:span><text:span text:style-name="T56"> (instantly stop</text:span><text:span text:style-name="T60">s</text:span><text:span text:style-name="T56"> the opponent’s combo).</text:span><text:span text:style-name="T61"> </text:span><text:span text:style-name="T62">But wouldn’t that be too difficult for a casual game/gamer?</text:span></text:p>
      <text:p text:style-name="P7"><text:span text:style-name="T29"/></text:p>
      <text:p text:style-name="P4"><text:span text:style-name="T3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3T12:01:48.073000000</meta:creation-date>
    <dc:date>2022-04-17T19:04:54.447000000</dc:date>
    <meta:editing-duration>PT2H40M32S</meta:editing-duration>
    <meta:editing-cycles>31</meta:editing-cycles>
    <meta:generator>LibreOffice/7.2.5.2$Windows_X86_64 LibreOffice_project/499f9727c189e6ef3471021d6132d4c694f357e5</meta:generator>
    <meta:document-statistic meta:table-count="0" meta:image-count="0" meta:object-count="0" meta:page-count="2" meta:paragraph-count="25" meta:word-count="273" meta:character-count="1562" meta:non-whitespace-character-count="1291"/>
  </office:meta>
</office:document-meta>
</file>